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Cordia New" svg:font-family="Cordia New" style:font-family-generic="swiss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 Unicode MS" svg:font-family="Arial Unicode MS" style:font-family-generic="system" style:font-pitch="variable" svg:panose-1="2 11 6 4 2 2 2 2 2 4"/>
    <style:font-face style:name="Angsana New" svg:font-family="Angsana New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line-height-at-least="0.1666in"/>
    </style:style>
    <style:style style:name="T2" style:parent-style-name="DefaultParagraphFont" style:family="text">
      <style:text-properties style:font-name-asian="Times New Roman" fo:font-weight="bold" style:font-weight-asian="bold" style:font-weight-complex="bold" fo:color="#000000" fo:font-size="16pt" style:font-size-asian="16pt" style:font-size-complex="16pt" fo:language="en" fo:country="US"/>
    </style:style>
    <style:style style:name="P3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 fo:text-align="justify" style:line-height-at-least="0.1666in"/>
      <style:text-properties fo:language="en" fo:country="US"/>
    </style:style>
    <style:style style:name="P4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 fo:text-align="justify" style:line-height-at-least="0.1666in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font-weight="bold" style:font-weight-asian="bold" style:font-weight-complex="bold"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background-color="#FFFF00" fo:language="en" fo:country="US"/>
    </style:style>
    <style:style style:name="T9" style:parent-style-name="DefaultParagraphFont" style:family="text">
      <style:text-properties fo:language="en" fo:country="US"/>
    </style:style>
    <style:style style:name="T10" style:parent-style-name="DefaultParagraphFont" style:family="text">
      <style:text-properties fo:background-color="#FFFF00" fo:language="en" fo:country="US"/>
    </style:style>
    <style:style style:name="T11" style:parent-style-name="DefaultParagraphFont" style:family="text">
      <style:text-properties fo:language="en" fo:country="US"/>
    </style:style>
    <style:style style:name="T12" style:parent-style-name="DefaultParagraphFont" style:family="text">
      <style:text-properties fo:font-weight="bold" style:font-weight-asian="bold" style:font-weight-complex="bold" fo:language="en" fo:country="US"/>
    </style:style>
    <style:style style:name="T13" style:parent-style-name="DefaultParagraphFont" style:family="text">
      <style:text-properties fo:language="en" fo:country="US"/>
    </style:style>
    <style:style style:name="T14" style:parent-style-name="DefaultParagraphFont" style:family="text">
      <style:text-properties fo:font-weight="bold" style:font-weight-asian="bold" style:font-weight-complex="bold" fo:language="en" fo:country="US"/>
    </style:style>
    <style:style style:name="T15" style:parent-style-name="DefaultParagraphFont" style:family="text">
      <style:text-properties fo:language="en" fo:country="US"/>
    </style:style>
    <style:style style:name="P16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 fo:text-align="justify" style:line-height-at-least="0.1666in"/>
      <style:text-properties fo:language="en" fo:country="US"/>
    </style:style>
    <style:style style:name="P17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 fo:text-align="justify" style:line-height-at-least="0.1666in"/>
      <style:text-properties fo:language="en" fo:country="US"/>
    </style:style>
    <style:style style:name="P18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 fo:text-align="justify" style:line-height-at-least="0.1666in"/>
      <style:text-properties fo:language="en" fo:country="US"/>
    </style:style>
    <style:style style:name="P19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 fo:text-align="justify" style:line-height-at-least="0.1666in"/>
    </style:style>
    <style:style style:name="T20" style:parent-style-name="DefaultParagraphFont" style:family="text">
      <style:text-properties fo:language="en" fo:country="US"/>
    </style:style>
    <style:style style:name="T21" style:parent-style-name="DefaultParagraphFont" style:family="text">
      <style:text-properties fo:font-weight="bold" style:font-weight-asian="bold" style:font-weight-complex="bold" fo:language="en" fo:country="US"/>
    </style:style>
    <style:style style:name="T22" style:parent-style-name="DefaultParagraphFont" style:family="text">
      <style:text-properties fo:language="en" fo:country="US"/>
    </style:style>
    <style:style style:name="T23" style:parent-style-name="DefaultParagraphFont" style:family="text">
      <style:text-properties fo:language="en" fo:country="US"/>
    </style:style>
    <style:style style:name="T24" style:parent-style-name="DefaultParagraphFont" style:family="text">
      <style:text-properties fo:language="en" fo:country="US"/>
    </style:style>
    <style:style style:name="T25" style:parent-style-name="DefaultParagraphFont" style:family="text">
      <style:text-properties fo:language="en" fo:country="US"/>
    </style:style>
    <style:style style:name="T26" style:parent-style-name="DefaultParagraphFont" style:family="text">
      <style:text-properties fo:language="en" fo:country="US"/>
    </style:style>
    <style:style style:name="P27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 fo:text-align="justify" style:line-height-at-least="0.1666in"/>
      <style:text-properties style:font-name-asian="Times New Roman" fo:color="#000000" fo:font-size="12pt" style:font-size-asian="12pt" style:font-size-complex="12pt" fo:language="en" fo:country="US"/>
    </style:style>
    <style:style style:name="P28" style:parent-style-name="Standard" style:family="paragraph">
      <style:paragraph-properties fo:text-align="justify" style:line-height-at-least="0.1666in"/>
      <style:text-properties style:font-name-asian="Times New Roman" fo:color="#000000" fo:font-size="12pt" style:font-size-asian="12pt" style:font-size-complex="12pt" fo:language="en" fo:country="US"/>
    </style:style>
    <style:style style:name="P29" style:parent-style-name="Standard" style:family="paragraph">
      <style:paragraph-properties fo:text-align="justify" style:line-height-at-least="0.1666in"/>
      <style:text-properties style:font-name-asian="Times New Roman" fo:color="#000000" fo:font-size="12pt" style:font-size-asian="12pt" style:font-size-complex="12pt" fo:language="en" fo:country="US"/>
    </style:style>
    <style:style style:name="P30" style:parent-style-name="Standard" style:family="paragraph">
      <style:paragraph-properties fo:text-align="center" style:line-height-at-least="0.1666in"/>
    </style:style>
    <style:style style:name="T31" style:parent-style-name="DefaultParagraphFont" style:family="text">
      <style:text-properties style:font-name-asian="Times New Roman" fo:font-weight="bold" style:font-weight-asian="bold" style:font-weight-complex="bold" fo:color="#000000" fo:font-size="16pt" style:font-size-asian="16pt" style:font-size-complex="16pt"/>
    </style:style>
    <style:style style:name="P32" style:parent-style-name="Standard" style:family="paragraph">
      <style:paragraph-properties fo:text-align="justify" style:line-height-at-least="0.1666in"/>
      <style:text-properties style:font-name-asian="Times New Roman" fo:color="#000000" fo:font-size="12pt" style:font-size-asian="12pt" style:font-size-complex="12pt"/>
    </style:style>
    <style:style style:name="P33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 fo:text-align="justify" style:line-height-at-least="0.1666in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T35" style:parent-style-name="DefaultParagraphFont" style:family="text">
      <style:text-properties fo:background-color="#FFFF00"/>
    </style:style>
    <style:style style:name="T36" style:parent-style-name="DefaultParagraphFont" style:family="text">
      <style:text-properties fo:background-color="#FFFF00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 fo:text-align="justify" style:line-height-at-least="0.1666in"/>
    </style:style>
    <style:style style:name="P40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 fo:text-align="justify" style:line-height-at-least="0.1666in"/>
    </style:style>
    <style:style style:name="P41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 fo:text-align="justify" style:line-height-at-least="0.1666in"/>
    </style:style>
    <style:style style:name="P42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 fo:text-align="justify" style:line-height-at-least="0.1666in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 fo:text-align="justify" style:line-height-at-least="0.1666in"/>
      <style:text-properties style:font-name-asian="Times New Roman" fo:color="#000000" fo:font-size="12pt" style:font-size-asian="12pt" style:font-size-complex="12pt"/>
    </style:style>
  </office:automatic-styles>
  <office:body>
    <office:text text:use-soft-page-breaks="true">
      <text:p text:style-name="P1"><text:span text:style-name="T2">Instructions EN</text:span></text:p>
      <text:p text:style-name="P3"/>
      <text:p text:style-name="P4"><text:span text:style-name="T5">The aim of the project is to write a<text:s/></text:span><text:span text:style-name="T6">functional and structured code</text:span><text:span text:style-name="T7"><text:s/>in python. This code should be able to make a prediction on the dataset<text:s/></text:span><text:span text:style-name="T8">train_auto.csv and test_auto.csv</text:span><text:span text:style-name="T9"><text:s/>of target<text:s/></text:span><text:span text:style-name="T10">TARGET_FLAG</text:span><text:span text:style-name="T11">. This code should also explicitly return the value of the performance of the algorithms tested using the<text:s/></text:span><text:span text:style-name="T12">appropriate metric</text:span><text:span text:style-name="T13"><text:s/>and generate<text:s/></text:span><text:span text:style-name="T14">a csv file with the predictions</text:span><text:span text:style-name="T15">.<text:s/></text:span></text:p>
      <text:p text:style-name="P16"/>
      <text:p text:style-name="P17">Performance is not the main goal. The objective of the project is to write the main steps of a datascience project in 2 hours with a proper style and well written comments.<text:s/></text:p>
      <text:p text:style-name="P18"/>
      <text:p text:style-name="P19"><text:span text:style-name="T20">The code should be written in<text:s/></text:span><text:span text:style-name="T21">python files or ipython notebook</text:span><text:span text:style-name="T22"><text:s/>using the appropriate libraries.<text:s/></text:span><text:span text:style-name="T23">Please send this back via</text:span><text:span text:style-name="T24"><text:s/>a link to a github repository</text:span><text:span text:style-name="T25">.</text:span><text:span text:style-name="T26"><text:s/>We will discuss about the project for about 20 min during the interview.<text:s/></text:span></text:p>
      <text:p text:style-name="P27"/>
      <text:p text:style-name="P28"/>
      <text:p text:style-name="P29"/>
      <text:p text:style-name="P30"><text:span text:style-name="T31">Instructions FR</text:span></text:p>
      <text:p text:style-name="P32"/>
      <text:p text:style-name="P33">L’objectif du projet est de construire un code<text:s/><text:span text:style-name="T34">structuré et fonctionnel</text:span><text:s/>en python. Ce code doit permettre de faire une prédiction sur le jeu de données<text:s/><text:span text:style-name="T35">train_auto.csv and test_auto.csv</text:span><text:s/>qui a pour cible<text:s/><text:span text:style-name="T36">TARGET_FLAG</text:span>. Ce code devra donner explicitement la valeur de la performance des algorithmes employés avec une<text:s/><text:span text:style-name="T37">métrique adaptée et</text:span><text:s/>produire un fichier<text:s/><text:span text:style-name="T38">au format csv avec les prédictions</text:span>.<text:s/></text:p>
      <text:p text:style-name="P39"/>
      <text:p text:style-name="P40">La performance n’est pas l’élément le plus important. L’objectif du projet est de rédiger les étapes principales d’un projet de data-science en 2 heures de travail en soignant la mise en forme et les commentaires.<text:s/></text:p>
      <text:p text:style-name="P41"/>
      <text:p text:style-name="P42">Il faudra nous transmettre le code sous la forme de fichiers<text:s/><text:span text:style-name="T43">python ou ipython notebook</text:span><text:s/>utilisant les librairies adaptées de préférence par un lien vers un repo github. Nous discuterons ensemble du projet pendant environ 20 min au cours de l’entretien</text:p>
      <text:p text:style-name="P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Cordia New" svg:font-family="Cordia New" style:font-family-generic="swiss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 Unicode MS" svg:font-family="Arial Unicode MS" style:font-family-generic="system" style:font-pitch="variable" svg:panose-1="2 11 6 4 2 2 2 2 2 4"/>
    <style:font-face style:name="Angsana New" svg:font-family="Angsana New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DengXian" style:font-name-complex="Cordia New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4pt" fo:background-color="transparent" style:text-underline-type="none" style:text-underline-color="font-color" style:text-emphasize="none" fo:language="fr" fo:country="FR" style:language-asian="zh" style:country-asian="CN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in" fo:line-height="100%"/>
      <style:text-properties style:font-name-asian="Calibri" style:font-name-complex="Calibri" style:font-size-complex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ial Unicode MS" style:font-name-complex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Cordia New" style:font-size-complex="14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Cordia New" style:font-size-complex="14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style:font-name-complex="Angsana New" style:font-size-complex="14pt"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Internetlink" style:display-name="Internet 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>
      <style:text-properties style:font-name-complex="Courier New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style:font-name-complex="Courier New"/>
    </style:style>
    <style:style style:name="WW_CharLFO2LVL5" style:family="text">
      <style:text-properties style:font-name-complex="Courier New"/>
    </style:style>
    <style:style style:name="WW_CharLFO2LVL8" style:family="text">
      <style:text-properties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2" style:family="text">
      <style:text-properties style:font-name-complex="Courier New"/>
    </style:style>
    <style:style style:name="WW_CharLFO3LVL5" style:family="text">
      <style:text-properties style:font-name-complex="Courier New"/>
    </style:style>
    <style:style style:name="WW_CharLFO3LVL8" style:family="text">
      <style:text-properties style:font-name-complex="Courier New"/>
    </style:style>
    <text:list-style style:name="WWNum2" style:display-name="WWNum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MERON Alexandre</meta:initial-creator>
    <dc:creator>Aicha Islane</dc:creator>
    <meta:creation-date>2021-06-23T14:47:00Z</meta:creation-date>
    <dc:date>2021-06-23T14:47:00Z</dc:date>
    <meta:print-date>2020-09-07T15:24:00Z</meta:print-date>
    <meta:template xlink:href="Normal" xlink:type="simple"/>
    <meta:editing-cycles>2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bjDocumentLabelXML">&lt;</meta:user-defined>
    <meta:user-defined meta:name="bjDocumentLabelXML-0">ames.com/2008/01/sie/internal/label"</meta:user-defined>
    <meta:user-defined meta:name="bjDocumentSecurityLabel">N O N - S E N S I T I V E      </meta:user-defined>
    <meta:user-defined meta:name="bjSaver">j7Rl4jyV5CkGn4pvoXJK7JQwGAGgoIC0</meta:user-defined>
    <meta:user-defined meta:name="docIndexRef">5812fa28-6c12-42ef-b5c9-ae1c8f5c88e4</meta:user-defined>
    <meta:document-statistic meta:page-count="1" meta:paragraph-count="3" meta:word-count="248" meta:character-count="1663" meta:row-count="11" meta:non-whitespace-character-count="1418"/>
  </office:meta>
</office:document-meta>
</file>